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b1cef" officeooo:paragraph-rsid="000b1cef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0b1cef" officeooo:paragraph-rsid="000b1cef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b1cef" officeooo:paragraph-rsid="000b1cef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endIt</text:p>
      <text:p text:style-name="P1"/>
      <text:p text:style-name="P2">File transfer is a very important part of anyone using a computer. It’s important to transfer files to share data and other resources. The use of external devices for transferring files makes the task slightly tedious. Thus, arose the era of wireless transfer.</text:p>
      <text:p text:style-name="P2"/>
      <text:p text:style-name="P2"><text:s/>The project <text:span text:style-name="T1">File Transfer</text:span> is designed to copy files from one computer to another using the powerful Java language. RMI is used to establish connection between the two systems. File pointers are used to point</text:p>
      <text:p text:style-name="P2">to the required files and a byte object is used to move the data byte by byte. The application is more than two hundred times faster than applications using Bluetooth for transfer.</text:p>
      <text:p text:style-name="P2"/>
      <text:p text:style-name="P2">H. Sabhariesh CB.EN.U4CSE14238</text:p>
      <text:p text:style-name="P2">Niranjan Ramesh CB.EN.U4CSE14233</text:p>
      <text:p text:style-name="P2">S. Vasanth Viswanath CB.EN.U4CSE1425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01:32:43.909848580</meta:creation-date>
    <dc:date>2017-01-31T01:34:27.764584321</dc:date>
    <meta:editing-duration>PT1M46S</meta:editing-duration>
    <meta:editing-cycles>1</meta:editing-cycles>
    <meta:generator>LibreOffice/5.2.3.3$Linux_X86_64 LibreOffice_project/20$Build-3</meta:generator>
    <meta:document-statistic meta:table-count="0" meta:image-count="0" meta:object-count="0" meta:page-count="1" meta:paragraph-count="7" meta:word-count="121" meta:character-count="753" meta:non-whitespace-character-count="638"/>
  </office:meta>
</office:document-meta>
</file>